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679cm"/>
    </style:style>
    <style:style style:name="co3" style:family="table-column">
      <style:table-column-properties fo:break-before="auto" style:column-width="4.777cm"/>
    </style:style>
    <style:style style:name="co5" style:family="table-column">
      <style:table-column-properties fo:break-before="auto" style:column-width="15.43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description</text:p>
          </table:table-cell>
          <table:table-cell office:value-type="string">
            <text:p>value</text:p>
          </table:table-cell>
          <table:table-cell office:value-type="string">
            <text:p>armor_cla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andals</text:p>
          </table:table-cell>
          <table:table-cell office:value-type="string">
            <text:p>A pair of leather sandals.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ather Boots</text:p>
          </table:table-cell>
          <table:table-cell office:value-type="string">
            <text:p>A pair of light leather boots.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ilded Leather Boots</text:p>
          </table:table-cell>
          <table:table-cell office:value-type="string">
            <text:p>A pair of light leather boots decorated with a gold trim.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hain Boots</text:p>
          </table:table-cell>
          <table:table-cell office:value-type="string">
            <text:p>Boots made up of links of steel chain.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Heavy Leather Boots</text:p>
          </table:table-cell>
          <table:table-cell office:value-type="string">
            <text:p>A pair of fine heavy leather boots.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Gilded Heavy Leather Boots</text:p>
          </table:table-cell>
          <table:table-cell office:value-type="string">
            <text:p>A pair of fine heavy leather boots decorated with a gold trim.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late Boots</text:p>
          </table:table-cell>
          <table:table-cell office:value-type="string">
            <text:p>Boots made of fine plated steel.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Gilded Plate Boots</text:p>
          </table:table-cell>
          <table:table-cell office:value-type="string">
            <text:p>Boots made of fine plated steel decorated with a gold trim.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Fiery Boots</text:p>
          </table:table-cell>
          <table:table-cell office:value-type="string">
            <text:p>A pair of fine leather boots that emanates warmth and protects from fire.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Frozen Boots</text:p>
          </table:table-cell>
          <table:table-cell office:value-type="string">
            <text:p>A pair of fine leather boots that emanates an icy chill and protects from cold.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Earthen Boots</text:p>
          </table:table-cell>
          <table:table-cell office:value-type="string">
            <text:p>A pair of boots woven from vines and plant matter that protects from earth.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Aquatic Boots</text:p>
          </table:table-cell>
          <table:table-cell office:value-type="string">
            <text:p>A pair of fine leather boots that has a layer of water enshrouding them and protects from water.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Winged Boots</text:p>
          </table:table-cell>
          <table:table-cell office:value-type="string">
            <text:p>Angelic boots that seem to lighten your body as you step into them.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06">2020-10-06</text:date>, <text:time>19:42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ley Runchey</meta:initial-creator>
    <meta:creation-date>2020-10-05T19:01:27.71</meta:creation-date>
    <meta:generator>OpenOffice/4.1.5$Win32 OpenOffice.org_project/415m1$Build-9789</meta:generator>
    <dc:date>2020-10-06T19:42:41.74</dc:date>
    <dc:creator>Riley Runchey</dc:creator>
    <meta:editing-duration>PT1H1M57S</meta:editing-duration>
    <meta:editing-cycles>7</meta:editing-cycles>
    <meta:document-statistic meta:table-count="3" meta:cell-count="44" meta:object-count="0"/>
  </office:meta>
</office:document-meta>
</file>